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1f2" officeooo:paragraph-rsid="000081f2"/>
    </style:style>
    <style:style style:name="P2" style:family="paragraph" style:parent-style-name="Standard">
      <style:paragraph-properties fo:text-align="justify" style:justify-single-word="false"/>
      <style:text-properties officeooo:rsid="000081f2" officeooo:paragraph-rsid="000081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siguientes documentos no son válidos porque contienen uno o dos errores (los errores no están en la DTD interna). Corrija los errores y compruebe con XML Copy Editor que ya son documentos válidos.</text:p>
      <text:p text:style-name="P1"/>
      <text:p text:style-name="P1">a)Documentos personales</text:p>
      <text:p text:style-name="P1"><text:s text:c="4"/>&lt;?xml version="1.0" encoding="UTF-8"?&gt;</text:p>
      <text:p text:style-name="P1"><text:s text:c="4"/>&lt;!DOCTYPE persona [</text:p>
      <text:p text:style-name="P1"><text:s text:c="6"/>&lt;!ELEMENT persona EMPTY&gt;</text:p>
      <text:p text:style-name="P1"><text:s text:c="6"/>&lt;!ATTLIST persona nombre CDATA #IMPLIED&gt;</text:p>
      <text:p text:style-name="P1"><text:s text:c="4"/>]&gt;</text:p>
      <text:p text:style-name="P1"/>
      <text:p text:style-name="P1"><text:s text:c="4"/>&lt;persona dni="03141592E" /&gt;</text:p>
      <text:p text:style-name="P1">------------------------------</text:p>
      <text:p text:style-name="P1"/>
      <text:p text:style-name="P1"/>
      <text:p text:style-name="P1">b) Película</text:p>
      <text:p text:style-name="P1"/>
      <text:p text:style-name="P1"><text:s text:c="4"/>&lt;?xml version="1.0" encoding="UTF-8"?&gt;</text:p>
      <text:p text:style-name="P1"><text:s text:c="4"/>&lt;!DOCTYPE pelicula [</text:p>
      <text:p text:style-name="P1"><text:s text:c="6"/>&lt;!ELEMENT pelicula EMPTY&gt;</text:p>
      <text:p text:style-name="P1"><text:s text:c="6"/>&lt;!ATTLIST pelicula titulo CDATA #IMPLIED&gt;</text:p>
      <text:p text:style-name="P1"><text:s text:c="4"/>]&gt;</text:p>
      <text:p text:style-name="P1"/>
      <text:p text:style-name="P1"><text:s text:c="4"/>&lt;pelicula titulo="La diligencia" genero="oeste" /&gt;</text:p>
      <text:p text:style-name="P1">----------------------------------------</text:p>
      <text:p text:style-name="P1"/>
      <text:p text:style-name="P1">c) Cuadros</text:p>
      <text:p text:style-name="P1"/>
      <text:p text:style-name="P1"/>
      <text:p text:style-name="P1"><text:s text:c="4"/>&lt;?xml version="1.0" encoding="UTF-8"?&gt;</text:p>
      <text:p text:style-name="P1"><text:s text:c="4"/>&lt;!DOCTYPE cuadros [</text:p>
      <text:p text:style-name="P1"><text:s text:c="6"/>&lt;!ELEMENT cuadros (cuadro*)&gt;</text:p>
      <text:p text:style-name="P1"><text:s text:c="6"/>&lt;!ELEMENT cuadro EMPTY&gt;</text:p>
      <text:p text:style-name="P1"><text:s text:c="6"/>&lt;!ATTLIST cuadro titulo ID #REQUIRED&gt;</text:p>
      <text:p text:style-name="P1"><text:s text:c="6"/>&lt;!ATTLIST cuadro autor CDATA #REQUIRED&gt;</text:p>
      <text:p text:style-name="P1"><text:s text:c="4"/>]&gt;</text:p>
      <text:p text:style-name="P1"/>
      <text:p text:style-name="P1"><text:s text:c="4"/>&lt;cuadros&gt;</text:p>
      <text:p text:style-name="P1"><text:s text:c="6"/>&lt;cuadro titulo="Adán y Eva" autor="Alberto Durero" /&gt;</text:p>
      <text:p text:style-name="P1"><text:s text:c="6"/>&lt;cuadro autor="Lucas Cranach, el viejo" titulo="Adán y Eva" /&gt;</text:p>
      <text:p text:style-name="P1"><text:s text:c="4"/>&lt;/cuadros&gt;</text:p>
      <text:p text:style-name="P1"/>
      <text:p text:style-name="P1">------------------------------------------ <text:s text:c="3"/></text:p>
      <text:p text:style-name="P1">d) Lista de la compra</text:p>
      <text:p text:style-name="P1"/>
      <text:p text:style-name="P1"/>
      <text:p text:style-name="P1"><text:s text:c="4"/>&lt;?xml version="1.0" encoding="UTF-8"?&gt;</text:p>
      <text:p text:style-name="P1"><text:s text:c="4"/>&lt;!DOCTYPE listaCompra [</text:p>
      <text:p text:style-name="P1"><text:s text:c="6"/>&lt;!ELEMENT listaCompra (item*)&gt;</text:p>
      <text:p text:style-name="P1"><text:s text:c="6"/>&lt;!ELEMENT item EMPTY&gt;</text:p>
      <text:p text:style-name="P1"><text:s text:c="6"/>&lt;!ATTLIST item nombre CDATA #REQUIRED&gt;</text:p>
      <text:p text:style-name="P1"><text:s text:c="6"/>&lt;!ATTLIST item cantidad CDATA #REQUIRED&gt;</text:p>
      <text:p text:style-name="P1"><text:soft-page-break/><text:s text:c="4"/>]&gt;</text:p>
      <text:p text:style-name="P1"/>
      <text:p text:style-name="P1"><text:s text:c="4"/>&lt;listaCompra&gt;</text:p>
      <text:p text:style-name="P1"><text:s text:c="6"/>&lt;leche cantidad="12 litros" &gt;&lt;/leche&gt;</text:p>
      <text:p text:style-name="P1"><text:s text:c="6"/>&lt;pan cantidad="3 barras de cuarto" /&gt;</text:p>
      <text:p text:style-name="P1"><text:s text:c="4"/>&lt;/listaCompra&gt;</text:p>
      <text:p text:style-name="P1"/>
      <text:p text:style-name="P1"/>
      <text:p text:style-name="P1"/>
      <text:p text:style-name="P1">------------------------------------------</text:p>
      <text:p text:style-name="P1">d) Jugadores de fútbol</text:p>
      <text:p text:style-name="P1"/>
      <text:p text:style-name="P1"/>
      <text:p text:style-name="P1"><text:s text:c="4"/>&lt;?xml version="1.0" encoding="UTF-8"?&gt;</text:p>
      <text:p text:style-name="P1"><text:s text:c="4"/>&lt;!DOCTYPE futbol [</text:p>
      <text:p text:style-name="P1"><text:s text:c="6"/>&lt;!ELEMENT futbol (jugador*)&gt;</text:p>
      <text:p text:style-name="P1"><text:s text:c="6"/>&lt;!ELEMENT jugador EMPTY&gt;</text:p>
      <text:p text:style-name="P1"><text:s text:c="6"/>&lt;!ATTLIST jugador nombre NMTOKENS #REQUIRED&gt;</text:p>
      <text:p text:style-name="P1"><text:s text:c="6"/>&lt;!ATTLIST jugador codigo ID #REQUIRED&gt;</text:p>
      <text:p text:style-name="P1"><text:s text:c="4"/>]&gt;</text:p>
      <text:p text:style-name="P1"/>
      <text:p text:style-name="P1"><text:s text:c="4"/>&lt;futbol&gt;</text:p>
      <text:p text:style-name="P1"><text:s text:c="6"/>&lt;jugador nombre="Alfredo Di Stéfano" codigo="1"/&gt;</text:p>
      <text:p text:style-name="P1"><text:s text:c="6"/>&lt;jugador nombre="Edson Arantes do Nascimento, Pelé" codigo="2" /&gt;</text:p>
      <text:p text:style-name="P1"><text:s text:c="6"/>&lt;jugador nombre="Diego Armando Maradona" codigo="3" /&gt;</text:p>
      <text:p text:style-name="P1"><text:s text:c="6"/>&lt;jugador nombre="Johan Cruyff" codigo="4" /&gt;</text:p>
      <text:p text:style-name="P1"><text:s text:c="4"/>&lt;/futbol&gt;</text:p>
      <text:p text:style-name="P1">-------------------------------------</text:p>
      <text:p text:style-name="P1">e)</text:p>
      <text:p text:style-name="P1">Jugadores y equipos de futbol</text:p>
      <text:p text:style-name="P1"><text:s text:c="4"/>Jugadores y equipos de fútbol (dtd_36.xml)</text:p>
      <text:p text:style-name="P1"/>
      <text:p text:style-name="P1"><text:s text:c="4"/>&lt;?xml version="1.0" encoding="UTF-8"?&gt;</text:p>
      <text:p text:style-name="P1"><text:s text:c="4"/>&lt;!DOCTYPE futbol [</text:p>
      <text:p text:style-name="P1"><text:s text:c="6"/>&lt;!ELEMENT futbol ((jugador|equipo)*)&gt;</text:p>
      <text:p text:style-name="P1"><text:s text:c="6"/>&lt;!ELEMENT jugador EMPTY&gt;</text:p>
      <text:p text:style-name="P1"><text:s text:c="6"/>&lt;!ATTLIST jugador nombre NMTOKENS #REQUIRED&gt;</text:p>
      <text:p text:style-name="P1"><text:s text:c="6"/>&lt;!ATTLIST jugador codigo ID #REQUIRED&gt;</text:p>
      <text:p text:style-name="P1"><text:s text:c="6"/>&lt;!ELEMENT equipo EMPTY&gt;</text:p>
      <text:p text:style-name="P1"><text:s text:c="6"/>&lt;!ATTLIST equipo nombre CDATA #REQUIRED&gt;</text:p>
      <text:p text:style-name="P1"><text:s text:c="6"/>&lt;!ATTLIST equipo jugadores IDREFS #IMPLIED&gt;</text:p>
      <text:p text:style-name="P1"><text:s text:c="4"/>]&gt;</text:p>
      <text:p text:style-name="P1"/>
      <text:p text:style-name="P1"><text:s text:c="4"/>&lt;futbol&gt;</text:p>
      <text:p text:style-name="P1"><text:s text:c="6"/>&lt;jugador nombre="Alfredo Di Stéfano" codigo="ads"/&gt;</text:p>
      <text:p text:style-name="P1"><text:s text:c="6"/>&lt;jugador nombre="Edison Arantes do Nascimento" codigo="ean" /&gt;</text:p>
      <text:p text:style-name="P1"><text:s text:c="6"/>&lt;jugador nombre="Diego Armando Maradona" codigo="dam" /&gt;</text:p>
      <text:p text:style-name="P1"><text:s text:c="6"/>&lt;jugador nombre="Johan Cruyff" codigo="jc" /&gt;</text:p>
      <text:p text:style-name="P1"><text:s text:c="6"/>&lt;equipo nombre="Società Sportiva Calcio Napoli" jugadores="Maradona" /&gt;</text:p>
      <text:p text:style-name="P1"><text:s text:c="6"/>&lt;equipo nombre="Futbol Club Barcelona" jugadores="Cruyff, Maradona" /&gt;</text:p>
      <text:p text:style-name="P1"><text:s text:c="4"/>&lt;/futbo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8:11:02.453757065</meta:creation-date>
    <dc:date>2018-02-16T08:13:18.671140798</dc:date>
    <meta:editing-duration>PT2M16S</meta:editing-duration>
    <meta:editing-cycles>1</meta:editing-cycles>
    <meta:document-statistic meta:table-count="0" meta:image-count="0" meta:object-count="0" meta:page-count="2" meta:paragraph-count="79" meta:word-count="304" meta:character-count="2932" meta:non-whitespace-character-count="2365"/>
    <meta:generator>LibreOffice/5.3.1.2$Linux_X86_64 LibreOffice_project/30m0$Build-2</meta:generator>
  </office:meta>
</office:document-meta>
</file>